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4323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7bf5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paragraph-rsid="0024927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03030" loext:opacity="100%" style:font-name="Calibri" fo:font-size="14pt" fo:font-weight="bold" officeooo:rsid="0025e2cc" officeooo:paragraph-rsid="0025e2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03030" loext:opacity="100%" style:font-name="Calibri" fo:font-size="14pt" style:text-underline-style="none" fo:font-weight="bold" officeooo:paragraph-rsid="0027bf5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03030" loext:opacity="100%" style:font-name="Calibri" officeooo:paragraph-rsid="00243231"/>
    </style:style>
    <style:style style:name="P7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3231"/>
    </style:style>
    <style:style style:name="P8" style:family="paragraph" style:parent-style-name="Standard">
      <style:paragraph-properties fo:text-align="start" style:justify-single-word="false"/>
      <style:text-properties fo:color="#303030" loext:opacity="100%" style:font-name="Calibri" officeooo:paragraph-rsid="00249277"/>
    </style:style>
    <style:style style:name="P9" style:family="paragraph" style:parent-style-name="Standard">
      <style:paragraph-properties fo:text-align="start" style:justify-single-word="false"/>
      <style:text-properties fo:color="#303030" loext:opacity="100%" style:font-name="Calibri" officeooo:rsid="0017da44" officeooo:paragraph-rsid="00249277"/>
    </style:style>
    <style:style style:name="P10" style:family="paragraph" style:parent-style-name="Standard">
      <style:paragraph-properties fo:text-align="start" style:justify-single-word="false"/>
      <style:text-properties fo:color="#303030" loext:opacity="100%" officeooo:paragraph-rsid="00243231"/>
    </style:style>
    <style:style style:name="P11" style:family="paragraph" style:parent-style-name="Standard">
      <style:paragraph-properties fo:text-align="start" style:justify-single-word="false"/>
      <style:text-properties fo:color="#303030" loext:opacity="100%" officeooo:paragraph-rsid="00249277"/>
    </style:style>
    <style:style style:name="P12" style:family="paragraph" style:parent-style-name="Standard">
      <style:paragraph-properties fo:text-align="start" style:justify-single-word="false"/>
      <style:text-properties fo:color="#303030" loext:opacity="100%" style:text-underline-style="none" officeooo:paragraph-rsid="0027bf5b"/>
    </style:style>
    <style:style style:name="P13" style:family="paragraph" style:parent-style-name="Standard">
      <style:paragraph-properties fo:text-align="center" style:justify-single-word="false"/>
      <style:text-properties fo:color="#303030" loext:opacity="100%" officeooo:paragraph-rsid="00249277"/>
    </style:style>
    <style:style style:name="P14" style:family="paragraph" style:parent-style-name="Standard">
      <style:paragraph-properties fo:text-align="start" style:justify-single-word="false"/>
      <style:text-properties fo:color="#303030" loext:opacity="100%" style:font-name="Calibri" style:text-underline-style="none" officeooo:paragraph-rsid="0027bf5b"/>
    </style:style>
    <style:style style:name="P15" style:family="paragraph" style:parent-style-name="Standard" style:list-style-name="L1">
      <style:paragraph-properties fo:text-align="start" style:justify-single-word="false"/>
      <style:text-properties fo:color="#303030" loext:opacity="100%" style:font-name="Calibri" style:text-underline-style="none" officeooo:paragraph-rsid="0027bf5b"/>
    </style:style>
    <style:style style:name="P16" style:family="paragraph" style:parent-style-name="Standard">
      <style:paragraph-properties fo:text-align="center" style:justify-single-word="false"/>
      <style:text-properties fo:color="#303030" loext:opacity="100%" style:font-name="Calibri" style:text-underline-style="none" fo:font-weight="bold" officeooo:paragraph-rsid="0027bf5b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color="#303030" loext:opacity="100%" style:font-name="Calibri" officeooo:paragraph-rsid="002ae8f6"/>
    </style:style>
    <style:style style:name="P18" style:family="paragraph" style:parent-style-name="Standard" style:list-style-name="L2">
      <style:paragraph-properties fo:text-align="start" style:justify-single-word="false"/>
      <style:text-properties fo:color="#303030" loext:opacity="100%" style:font-name="Calibri" officeooo:rsid="001c2b37" officeooo:paragraph-rsid="002ae8f6"/>
    </style:style>
    <style:style style:name="P19" style:family="paragraph" style:parent-style-name="Standard" style:list-style-name="L2">
      <style:paragraph-properties fo:text-align="start" style:justify-single-word="false"/>
      <style:text-properties fo:color="#303030" loext:opacity="100%" officeooo:paragraph-rsid="002ae8f6"/>
    </style:style>
    <style:style style:name="P20" style:family="paragraph" style:parent-style-name="Standard" style:list-style-name="L3">
      <style:paragraph-properties fo:text-align="start" style:justify-single-word="false"/>
      <style:text-properties fo:color="#303030" loext:opacity="100%" officeooo:paragraph-rsid="002ae8f6"/>
    </style:style>
    <style:style style:name="P21" style:family="paragraph" style:parent-style-name="Standard">
      <style:paragraph-properties fo:text-align="start" style:justify-single-word="false"/>
      <style:text-properties fo:color="#303030" loext:opacity="100%" style:text-underline-style="none" officeooo:paragraph-rsid="002e8136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officeooo:rsid="0017da44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18fcba" style:font-size-asian="14pt" style:font-weight-asian="bold" style:font-size-complex="14pt" style:font-weight-complex="bold"/>
    </style:style>
    <style:style style:name="T4" style:family="text">
      <style:text-properties style:font-name="Calibri" officeooo:rsid="0017da44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weight="bold" officeooo:rsid="0023c739" style:font-weight-asian="bold" style:font-weight-complex="bold"/>
    </style:style>
    <style:style style:name="T8" style:family="text">
      <style:text-properties style:font-name="Calibri" fo:font-weight="bold" officeooo:rsid="00243231" style:font-weight-asian="bold" style:font-weight-complex="bold"/>
    </style:style>
    <style:style style:name="T9" style:family="text">
      <style:text-properties style:font-name="Calibri" fo:font-weight="bold" officeooo:rsid="00249277" style:font-weight-asian="bold" style:font-weight-complex="bold"/>
    </style:style>
    <style:style style:name="T10" style:family="text">
      <style:text-properties style:font-name="Calibri" fo:font-weight="bold" officeooo:rsid="0027bf5b" style:font-weight-asian="bold" style:font-weight-complex="bold"/>
    </style:style>
    <style:style style:name="T11" style:family="text">
      <style:text-properties style:font-name="Calibri" officeooo:rsid="001ab179"/>
    </style:style>
    <style:style style:name="T12" style:family="text">
      <style:text-properties style:font-name="Calibri" officeooo:rsid="001af805"/>
    </style:style>
    <style:style style:name="T13" style:family="text">
      <style:text-properties style:font-name="Calibri" officeooo:rsid="001b4f17"/>
    </style:style>
    <style:style style:name="T14" style:family="text">
      <style:text-properties style:font-name="Calibri" officeooo:rsid="001c2b37"/>
    </style:style>
    <style:style style:name="T15" style:family="text">
      <style:text-properties style:font-name="Calibri" officeooo:rsid="001cd787"/>
    </style:style>
    <style:style style:name="T16" style:family="text">
      <style:text-properties style:font-name="Calibri" officeooo:rsid="00249277"/>
    </style:style>
    <style:style style:name="T17" style:family="text">
      <style:text-properties style:font-name="Calibri" style:text-underline-style="none"/>
    </style:style>
    <style:style style:name="T18" style:family="text">
      <style:text-properties style:font-name="Calibri" style:text-underline-style="none" officeooo:rsid="00249277"/>
    </style:style>
    <style:style style:name="T19" style:family="text">
      <style:text-properties style:font-name="Calibri" officeooo:rsid="0027bf5b"/>
    </style:style>
    <style:style style:name="T20" style:family="text">
      <style:text-properties style:font-name="Calibri" fo:font-style="italic" style:font-style-asian="italic" style:font-style-complex="italic"/>
    </style:style>
    <style:style style:name="T21" style:family="text">
      <style:text-properties style:font-name="Calibri" fo:font-style="italic" officeooo:rsid="002e8136" style:font-style-asian="italic" style:font-style-complex="italic"/>
    </style:style>
    <style:style style:name="T22" style:family="text">
      <style:text-properties style:font-name="Calibri" officeooo:rsid="002cb0d8"/>
    </style:style>
    <style:style style:name="T23" style:family="text">
      <style:text-properties style:font-name="Calibri" officeooo:rsid="002e8136"/>
    </style:style>
    <style:style style:name="T24" style:family="text">
      <style:text-properties style:font-name="Calibri" fo:font-style="normal" style:font-style-asian="normal" style:font-style-complex="normal"/>
    </style:style>
    <style:style style:name="T25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font-name="Calibri"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officeooo:rsid="00266ed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8f8df"/>
    </style:style>
    <style:style style:name="T3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gas efectuadas en nuestras instalaciones</text:p>
      <text:p text:style-name="P10"><text:span text:style-name="T1">Nuestros productos siempre estarán disponibles para la entrega en nuestras instalaciones en Bogotá, a partir de la fecha </text:span><text:span text:style-name="T16">indicada por </text:span><text:span text:style-name="T1">asesor. </text:span><text:span text:style-name="T17">Los tiempos indicados en cada productos </text:span><text:span text:style-name="T18">en la pagina web, </text:span><text:span text:style-name="T17">es para ser recogidos en nuestras instalaciones y </text:span><text:span text:style-name="T5">no incluyen el tiempo de transporte.</text:span></text:p>
      <text:p text:style-name="P2">Despachos por medio de transportadora</text:p>
      <text:p text:style-name="P12"><text:span text:style-name="T1">Hacemos envíos por medio de transportadora a nivel nacional. Si desea que hagamos el envió de su mercancía por alguna transportadora en particular, por favor </text:span><text:span text:style-name="T5">indíquenoslo</text:span><text:span text:style-name="T1">. Si usted no nos indica ninguna transportadora, nosotros hacemos el despacho por la transportadora que tenga la tarifa mas económica y se tomara esto como una </text:span><text:span text:style-name="T6">aceptación</text:span><text:span text:style-name="T1"> </text:span><text:span text:style-name="T10">de su parte</text:span><text:span text:style-name="T19">, </text:span><text:span text:style-name="T1">de la transportadora que nosotros le indiquemos.</text:span></text:p>
      <text:p text:style-name="P21"><text:span text:style-name="T1">Nosotros </text:span><text:span text:style-name="T6">(Grupo Escom SAS) </text:span><text:span text:style-name="T5">no tenemos ningún convenio ni relación comercial con ninguna transportadora</text:span><text:span text:style-name="T1">, tan solo somos intermediarios entre usted y la transportadora. En caso que haya algún inconveniente o retraso con el envió de su mercancía,</text:span><text:span text:style-name="T6"> con el mayor gusto ayudaremos</text:span><text:span text:style-name="T1"> a gestionar el inconveniente con la transportadora. </text:span><text:span text:style-name="T24">En el momento que la transportadora recibe la mercancía, </text:span><text:span text:style-name="T25">ellos pasan a ser los responsables de la misma</text:span><text:span text:style-name="T24">, por esta razón, mientras ellos tengan posesión de la mercancía, </text:span><text:span text:style-name="T26">no somos responsables</text:span><text:span text:style-name="T24"> contractuales ni tenemos ninguna obligación legal sobre los daños que ellos puedan infringirle a la misma.</text:span></text:p>
      <text:p text:style-name="P5">Formas de pago a la transportadora</text:p>
      <text:p text:style-name="P12"><text:span text:style-name="T6">Contraentrega:</text:span><text:span text:style-name="T1"> Usted debe pagar el 100% del envió en </text:span><text:span text:style-name="T5">efectivo</text:span><text:span text:style-name="T1">, al momento de </text:span><text:span text:style-name="T6">recibir</text:span><text:span text:style-name="T1"> la mercancía a la transportadora. En estos casos, nosotros le indicamos cuanto es el costo del envió para que tenga preparado el dinero.</text:span></text:p>
      <text:p text:style-name="P12"><text:span text:style-name="T6">Envió de contado:</text:span><text:span text:style-name="T1"> Usted paga el 100% del envió </text:span><text:span text:style-name="T6">antes</text:span><text:span text:style-name="T1"> del despacho. En estos casos, si la transportadora da la opción, se le puede hacer el pago por transferencia directamente a la transportadora. Si no da la opción, nosotros le pagamos a la transportadora, y le facturaremos a usted este valor, aumentándole el 19% del IVA por ley.</text:span></text:p>
      <text:p text:style-name="P5">Como debe recibirle la mercancía a la transportadora</text:p>
      <text:p text:style-name="P14">Nosotros enviamos la mercancía en perfecto estado. En algunos casos la transportadora en el viaje, puede golpear o estropear la mercancía. La única forma de revisar que la mercancía llego en perfecto estado es en el momento de la recepción de la misma. Por esto<text:span text:style-name="T28"> es indispensable que usted revise que la mercancía haya llegado sin golpes en el producto o en el empaque.</text:span></text:p>
      <text:p text:style-name="P16">Si la mercancía o el empaque llegan estropeados usted debe:</text:p>
      <text:list xml:id="list3509063081" text:style-name="L1">
        <text:list-item>
          <text:p text:style-name="P15">Escribir con esfero en la guía de la transportadora, que la mercancía llego golpeada o dañada.</text:p>
        </text:list-item>
        <text:list-item>
          <text:p text:style-name="P15">Puede no recibir la mercancía a la transportadora, aunque si deja la anotación, la puede recibir.</text:p>
        </text:list-item>
        <text:list-item>
          <text:p text:style-name="P15">Hacer un registro fotográfico o video del daño.</text:p>
        </text:list-item>
      </text:list>
      <text:p text:style-name="P14">En caso que la transportadora haya estropeado la mercancía en el viaje y <text:span text:style-name="T28">usted no deje la anotación en la guía</text:span>, nosotros <text:span text:style-name="T30">no nos <text:s/>hacemos responsables</text:span> por las reparaciones, costos de envió o demás gastos que generen la reparación o sustitución de la mercancía.</text:p>
      <text:p text:style-name="P1">Entregas <text:span text:style-name="T27">realizadas por nosotros en</text:span> Bogotá</text:p>
      <text:p text:style-name="P10"><text:span text:style-name="T1">- Las entregas en Bogotá que no </text:span><text:span text:style-name="T4">requieran</text:span><text:span text:style-name="T1"> ayudante tienen un costo de</text:span><text:span text:style-name="T6"> $30.000.</text:span></text:p>
      <text:p text:style-name="P10"><text:span text:style-name="T1">- </text:span><text:span text:style-name="T15">Las entregas de los productos se efectúan en el primer</text:span><text:span text:style-name="T1"> piso.</text:span></text:p>
      <text:p text:style-name="P1">Entregas sin costo en Bogotá</text:p>
      <text:list xml:id="list2668992432" text:style-name="L2">
        <text:list-item>
          <text:p text:style-name="P19"><text:span text:style-name="T1">Para compras superiores a </text:span><text:span text:style-name="T6">$ </text:span><text:span text:style-name="T8">2</text:span><text:span text:style-name="T9">.500.000</text:span><text:span text:style-name="T6"> IVA incluido</text:span><text:span text:style-name="T1">, la entrega no tendrá costo.</text:span></text:p>
        </text:list-item>
        <text:list-item>
          <text:p text:style-name="P19"><text:span text:style-name="T12">A</text:span><text:span text:style-name="T11">plica </text:span><text:span text:style-name="T12">solo </text:span><text:span text:style-name="T11">para entregas efectuadas de Lunes a Viernes de 8:30 am a 5:</text:span><text:span text:style-name="T14">0</text:span><text:span text:style-name="T11">0 pm.</text:span></text:p>
        </text:list-item>
        <text:list-item>
          <text:p text:style-name="P19"><text:span text:style-name="T13">Aplica solo si la entrega es realizada en el rango de días para entregar, estipulado en </text:span><text:span text:style-name="T16">pagina web</text:span><text:span text:style-name="T13">.</text:span></text:p>
        </text:list-item>
        <text:list-item>
          <text:p text:style-name="P19"><text:span text:style-name="T1">Aplica, siempre y cuando </text:span><text:span text:style-name="T5">no se requiera ayudante</text:span><text:span text:style-name="T1"> o vehículo extra para hacer la entrega.</text:span></text:p>
        </text:list-item>
        <text:list-item>
          <text:p text:style-name="P17">No aplica para las localidades de Bosa, Ciudad Bolívar, Usme, Tunjuelito, San Cristóbal y Fontibón occidental, ni para cercanías de Bogotá como Cota, Chía, Zipaquirá, Soacha o Tenjo.</text:p>
        </text:list-item>
        <text:list-item>
          <text:p text:style-name="P18">Aplica solo para una entrega.</text:p>
        </text:list-item>
      </text:list>
      <text:p text:style-name="P1">Costo de ayudante</text:p>
      <text:list xml:id="list4174605877" text:style-name="L3">
        <text:list-item>
          <text:p text:style-name="P20"><text:span text:style-name="T1">- El costo de un ayudante es de </text:span><text:span text:style-name="T6">$ 1</text:span><text:span text:style-name="T7">5</text:span><text:span text:style-name="T6">.000.</text:span></text:p>
        </text:list-item>
        <text:list-item>
          <text:p text:style-name="P20"><text:span text:style-name="T1">Si en las instalaciones en las que se deben entregar los productos, nuestro conductor requiere un ayudante para mover los productos o nuestro vehículo no se puede dejar solo, este valor adicional se cobrar</text:span><text:span text:style-name="T16">á</text:span><text:span text:style-name="T1">.</text:span></text:p>
        </text:list-item>
      </text:list>
      <text:p text:style-name="P1">Aceptación de cotizacion</text:p>
      <text:p text:style-name="P6">Al aceptar esta cotizacion, usted <text:span text:style-name="T28">acepta</text:span> <text:span text:style-name="T29">todas </text:span>las condiciones comerciales aquí presentadas.</text:p>
      <text:p text:style-name="P4">Pago por transferencia banca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Entregas efectuadas en nuestras instalaciones</text:p>
      <text:p text:style-name="P11"><text:span text:style-name="T1">Nuestros productos siempre estarán disponibles para la entrega en nuestras instalaciones en Bogotá, a partir de la fecha establecida en la cotización, previa comunicación con el asesor. </text:span><text:span text:style-name="T5">Los tiempos indicados en cada productos es para ser recogidos en nuestras instalaciones y no incluyen el tiempo de transporte.</text:span></text:p>
      <text:p text:style-name="P13"><text:span text:style-name="T2">Entregas </text:span><text:span text:style-name="T3">a nivel nacional</text:span></text:p>
      <text:p text:style-name="P9">Los despachos se efectuarán por medio de una transportadora en la modalidad contraentrega. Si requiere otro tipo de despacho, comunicarse con su asesor. </text:p>
      <text:p text:style-name="P3">Entregas en Bogotá</text:p>
      <text:p text:style-name="P11"><text:span text:style-name="T1">- Las entregas en Bogotá que no </text:span><text:span text:style-name="T4">requieran</text:span><text:span text:style-name="T1"> ayudante tienen un costo de</text:span><text:span text:style-name="T6"> $30.000.</text:span><text:span text:style-name="T1"><text:line-break/>- Se podrán entregar por medio de transportadora con la modalidad contraentrega.</text:span></text:p>
      <text:p text:style-name="P11"><text:span text:style-name="T1">- </text:span><text:span text:style-name="T15">Las entregas de los productos se efectúan en el primer</text:span><text:span text:style-name="T1"> piso.</text:span></text:p>
      <text:p text:style-name="P11"/>
      <text:p text:style-name="P3">Entregas sin costo en Bogotá</text:p>
      <text:p text:style-name="P11"><text:span text:style-name="T1">- Para compras superiores a </text:span><text:span text:style-name="T6">$ </text:span><text:span text:style-name="T8">2</text:span><text:span text:style-name="T6"> millones <text:s/>IVA incluido</text:span><text:span text:style-name="T1">, la entrega no tendrá costo.</text:span></text:p>
      <text:p text:style-name="P11"><text:span text:style-name="T1">- </text:span><text:span text:style-name="T12">A</text:span><text:span text:style-name="T11">plica </text:span><text:span text:style-name="T12">solo </text:span><text:span text:style-name="T11">para entregas efectuadas de Lunes a Viernes de 8:30 am a 5:</text:span><text:span text:style-name="T14">0</text:span><text:span text:style-name="T11">0 pm.</text:span></text:p>
      <text:p text:style-name="P11"><text:span text:style-name="T11">- </text:span><text:span text:style-name="T13">Aplica solo si la entrega es realizada en el rango de días para entregar, estipulado en la cotización.</text:span><text:span text:style-name="T1"><text:line-break/>- Aplica, siempre y cuando </text:span><text:span text:style-name="T5">no se requiera ayudante</text:span><text:span text:style-name="T1"> o vehículo extra para hacer la entrega.</text:span></text:p>
      <text:p text:style-name="P8">- No aplica para las localidades de Bosa, Ciudad Bolívar, Usme, Tunjuelito, San Cristóbal y Fontibón occidental,</text:p>
      <text:p text:style-name="P8"><text:s text:c="3"/>ni para cercanías de Bogotá como Cota, Chía, Zipaquirá, Soacha o Tenjo.</text:p>
      <text:p text:style-name="P11"><text:span text:style-name="T1">- </text:span><text:span text:style-name="T14">Aplica solo para una entrega.</text:span></text:p>
      <text:p text:style-name="P3">Costo de ayudante</text:p>
      <text:p text:style-name="P11"><text:span text:style-name="T1">- El costo de un ayudante es de </text:span><text:span text:style-name="T6">$ 1</text:span><text:span text:style-name="T7">5</text:span><text:span text:style-name="T6">.000.</text:span><text:span text:style-name="T1"><text:line-break/>- Si en las instalaciones en las que se deben entregar los productos, nuestro conductor requiere un ayudante<text:line-break/> <text:s text:c="2"/>para mover los productos o nuestro vehículo no se puede dejar solo, este valor adicional se cobra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30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2T08:28:26.093000000</meta:creation-date>
    <dc:date>2022-05-05T10:27:03.499000000</dc:date>
    <meta:editing-duration>PT1H32M33S</meta:editing-duration>
    <meta:editing-cycles>1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7" meta:word-count="963" meta:character-count="5789" meta:non-whitespace-character-count="4875"/>
  </office:meta>
</office:document-meta>
</file>